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urier New1" svg:font-family="'Courier New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8pt" fo:language="es" fo:country="ES" style:font-size-asian="8pt" style:font-size-complex="8pt"/>
    </style:style>
    <style:style style:name="P2" style:family="paragraph" style:parent-style-name="Standard">
      <style:paragraph-properties fo:margin-left="0cm" fo:margin-right="-0.4cm" fo:text-indent="0cm" style:auto-text-indent="false" fo:background-color="transparent">
        <style:background-image/>
      </style:paragraph-properties>
      <style:text-properties style:font-name="Courier New" fo:font-size="8pt" fo:language="es" fo:country="ES" style:font-size-asian="8pt" style:font-size-complex="8pt"/>
    </style:style>
    <style:style style:name="P3" style:family="paragraph" style:parent-style-name="Standard">
      <style:paragraph-properties fo:margin-left="0cm" fo:margin-right="-0.4cm" fo:text-indent="0cm" style:auto-text-indent="false" fo:background-color="transparent">
        <style:background-image/>
      </style:paragraph-properties>
      <style:text-properties style:font-name="Courier New" fo:font-size="8pt" fo:language="es" fo:country="ES" fo:font-weight="bold" style:font-size-asian="8pt" style:font-weight-asian="bold" style:font-size-complex="8pt" style:font-weight-complex="bold"/>
    </style:style>
    <style:style style:name="P4" style:family="paragraph" style:parent-style-name="Standard">
      <style:paragraph-properties fo:margin-left="0cm" fo:margin-right="-0.4cm" fo:text-indent="0cm" style:auto-text-indent="false" fo:background-color="transparent">
        <style:background-image/>
      </style:paragraph-properties>
      <style:text-properties style:font-name="Courier New" fo:font-size="10pt" fo:language="es" fo:country="ES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margin-left="0cm" fo:margin-right="-0.4cm" fo:text-indent="0cm" style:auto-text-indent="false" fo:background-color="transparent" fo:padding="0.049cm" fo:border="0.002cm solid #000000" style:shadow="none" style:writing-mode="lr-tb">
        <style:background-image/>
      </style:paragraph-properties>
      <style:text-properties style:font-name="Courier New" fo:font-size="8pt" fo:language="es" fo:country="ES" style:font-size-asian="8pt" style:font-size-complex="8pt"/>
    </style:style>
    <style:style style:name="P6" style:family="paragraph" style:parent-style-name="Standard" style:master-page-name="">
      <style:paragraph-properties fo:margin-left="0cm" fo:margin-right="-0.4cm" fo:text-indent="0cm" style:auto-text-indent="false" style:page-number="auto" fo:background-color="transparent">
        <style:background-image/>
      </style:paragraph-properties>
      <style:text-properties style:font-name="Courier New" fo:font-size="10pt" fo:language="es" fo:country="ES" style:font-size-asian="10pt" style:font-size-complex="10pt"/>
    </style:style>
    <style:style style:name="P7" style:family="paragraph" style:parent-style-name="Preformatted_20_Text">
      <style:paragraph-properties loext:contextual-spacing="false" fo:margin-left="0cm" fo:margin-right="-0.4cm" fo:margin-top="0cm" fo:margin-bottom="0.499cm" fo:text-indent="0cm" style:auto-text-indent="false" fo:background-color="#ffffff">
        <style:background-image/>
      </style:paragraph-properties>
      <style:text-properties fo:color="#000000" style:font-name="Courier New1" fo:font-size="8pt" fo:language="es" fo:country="ES" style:font-size-asian="8pt" style:font-size-complex="8pt"/>
    </style:style>
    <style:style style:name="P8" style:family="paragraph" style:parent-style-name="Preformatted_20_Text">
      <style:paragraph-properties fo:background-color="#ffffff">
        <style:background-image/>
      </style:paragraph-properties>
      <style:text-properties fo:color="#000080" style:font-name="Courier New1" fo:font-size="8pt" fo:font-weight="bold" style:font-size-asian="8pt" style:font-weight-asian="bold" style:font-size-complex="8pt" style:font-weight-complex="bold"/>
    </style:style>
    <style:style style:name="P9" style:family="paragraph" style:parent-style-name="Preformatted_20_Text">
      <style:paragraph-properties fo:background-color="#ffffff">
        <style:background-image/>
      </style:paragraph-properties>
      <style:text-properties fo:color="#000080" style:font-name="Courier New1" fo:font-size="8pt" fo:font-weight="bold" style:font-size-asian="8pt" style:font-size-complex="8pt"/>
    </style:style>
    <style:style style:name="P10" style:family="paragraph" style:parent-style-name="Preformatted_20_Text">
      <style:paragraph-properties fo:background-color="#ffffff">
        <style:background-image/>
      </style:paragraph-properties>
      <style:text-properties fo:color="#000080" style:font-name="Courier New1" fo:font-size="10pt" fo:font-weight="normal" style:font-size-asian="10pt" style:font-weight-asian="normal" style:font-size-complex="10pt" style:font-weight-complex="normal"/>
    </style:style>
    <style:style style:name="P11" style:family="paragraph" style:parent-style-name="Preformatted_20_Text">
      <style:paragraph-properties fo:background-color="#ffffff">
        <style:background-image/>
      </style:paragraph-properties>
      <style:text-properties fo:color="#000080" style:font-name="Courier New1" fo:font-size="10pt" fo:font-weight="bold" style:font-size-asian="10pt" style:font-weight-asian="bold" style:font-size-complex="10pt" style:font-weight-complex="bold"/>
    </style:style>
    <style:style style:name="P12" style:family="paragraph" style:parent-style-name="Preformatted_20_Text">
      <style:paragraph-properties fo:background-color="#ffffff">
        <style:background-image/>
      </style:paragraph-properties>
      <style:text-properties fo:color="#000000" fo:font-size="8pt" style:font-size-asian="8pt" style:font-size-complex="8pt"/>
    </style:style>
    <style:style style:name="P13" style:family="paragraph" style:parent-style-name="Preformatted_20_Text">
      <style:paragraph-properties fo:background-color="#ffffff" fo:padding="0.049cm" fo:border="0.002cm solid #000000" style:shadow="none" style:writing-mode="page">
        <style:background-image/>
      </style:paragraph-properties>
      <style:text-properties fo:color="#808080" style:font-name="Courier New1" fo:font-size="8pt" fo:font-style="italic" style:font-size-asian="8pt" style:font-size-complex="8pt"/>
    </style:style>
    <style:style style:name="P14" style:family="paragraph" style:parent-style-name="Preformatted_20_Text">
      <style:paragraph-properties fo:background-color="#ffffff" fo:padding="0.049cm" fo:border="0.002cm solid #000000" style:shadow="none" style:writing-mode="page">
        <style:background-image/>
      </style:paragraph-properties>
      <style:text-properties fo:color="#000000" fo:font-size="8pt" style:font-size-asian="8pt" style:font-size-complex="8pt"/>
    </style:style>
    <style:style style:name="P15" style:family="paragraph" style:parent-style-name="Standard">
      <style:paragraph-properties fo:margin-left="0cm" fo:margin-right="-0.4cm" fo:text-indent="0cm" style:auto-text-indent="false" fo:background-color="transparent">
        <style:background-image/>
      </style:paragraph-properties>
      <style:text-properties style:font-name="Courier New" fo:font-size="8pt" fo:language="es" fo:country="ES" style:font-size-asian="8pt" style:font-size-complex="8pt"/>
    </style:style>
    <style:style style:name="P16" style:family="paragraph" style:parent-style-name="Standard">
      <style:paragraph-properties fo:margin-left="0cm" fo:margin-right="-0.4cm" fo:text-indent="0cm" style:auto-text-indent="false" fo:background-color="transparent">
        <style:background-image/>
      </style:paragraph-properties>
      <style:text-properties style:font-name="Courier New" fo:font-size="10pt" fo:language="es" fo:country="ES" fo:font-weight="normal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margin-left="0cm" fo:margin-right="-0.4cm" fo:text-indent="0cm" style:auto-text-indent="false" fo:background-color="transparent">
        <style:background-image/>
      </style:paragraph-properties>
      <style:text-properties style:font-name="Courier New" fo:font-size="10pt" fo:language="es" fo:country="ES" fo:font-weight="bold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80" style:font-name="Courier New1" fo:font-weight="bold"/>
    </style:style>
    <style:style style:name="T3" style:family="text">
      <style:text-properties fo:color="#000080" style:font-name="Courier New1" fo:font-size="10pt" fo:font-weight="bold" style:font-size-asian="10pt" style:font-size-complex="10pt"/>
    </style:style>
    <style:style style:name="T4" style:family="text">
      <style:text-properties style:font-name="Courier New1"/>
    </style:style>
    <style:style style:name="T5" style:family="text">
      <style:text-properties style:font-name="Courier New1" fo:font-size="10pt" style:font-size-asian="10pt" style:font-size-complex="10pt"/>
    </style:style>
    <style:style style:name="T6" style:family="text">
      <style:text-properties fo:color="#660e7a" style:font-name="Courier New1" fo:font-weight="bold"/>
    </style:style>
    <style:style style:name="T7" style:family="text">
      <style:text-properties fo:color="#660e7a" style:font-name="Courier New1" fo:font-style="italic" fo:font-weight="bold"/>
    </style:style>
    <style:style style:name="T8" style:family="text">
      <style:text-properties fo:color="#008000"/>
    </style:style>
    <style:style style:name="T9" style:family="text">
      <style:text-properties fo:color="#008000" style:font-name="Courier New1" fo:font-weight="bold"/>
    </style:style>
    <style:style style:name="T10" style:family="text">
      <style:text-properties fo:color="#0000ff" style:font-name="Courier New1"/>
    </style:style>
    <style:style style:name="T11" style:family="text">
      <style:text-properties fo:color="#808080"/>
    </style:style>
    <style:style style:name="T12" style:family="text">
      <style:text-properties fo:color="#808080" style:font-name="Courier New1" fo:font-style="italic"/>
    </style:style>
    <style:style style:name="T13" style:family="text">
      <style:text-properties fo:color="#808080" fo:font-size="10pt" style:font-size-asian="10pt" style:font-size-complex="10pt"/>
    </style:style>
    <style:style style:name="T14" style:family="text">
      <style:text-properties fo:color="#808000"/>
    </style:style>
    <style:style style:name="T15" style:family="text">
      <style:text-properties fo:color="#808000" style:font-name="Courier New1"/>
    </style:style>
    <style:style style:name="T16" style:family="text">
      <style:text-properties fo:font-size="10pt" fo:font-weight="normal" style:font-size-asian="10pt" style:font-weight-asian="normal" style:font-size-complex="10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11">/*-------------------------- Lista Tarea_VER 2 ---------------------------*/</text:p>
      <text:p text:style-name="P8">// <text:span text:style-name="T16">DataBaseHelper </text:span><text:span text:style-name="T16">queda igual que en la version1</text:span></text:p>
      <text:p text:style-name="P10">public class DataBaseHelper {</text:p>
      <text:p text:style-name="P10"/>
      <text:p text:style-name="P12"><text:s text:c="4"/><text:span text:style-name="T2">private </text:span><text:span text:style-name="T4">Context </text:span><text:span text:style-name="T6">mCtx </text:span><text:span text:style-name="T4">= </text:span><text:span text:style-name="T2">null</text:span><text:span text:style-name="T4">;</text:span></text:p>
      <text:p text:style-name="P12"><text:s text:c="4"/><text:span text:style-name="T2">private </text:span><text:span text:style-name="T4">DataBaseHelperInternal </text:span><text:span text:style-name="T6">mDbHelper </text:span><text:span text:style-name="T4">= </text:span><text:span text:style-name="T2">null</text:span><text:span text:style-name="T4">;</text:span></text:p>
      <text:p text:style-name="P12"><text:s text:c="4"/><text:span text:style-name="T2">private </text:span><text:span text:style-name="T4">SQLiteDatabase </text:span><text:span text:style-name="T6">mDb </text:span><text:span text:style-name="T4">= </text:span><text:span text:style-name="T2">null</text:span><text:span text:style-name="T4">;</text:span></text:p>
      <text:p text:style-name="P12"><text:s text:c="4"/><text:span text:style-name="T2">private static final </text:span><text:span text:style-name="T4">String </text:span><text:span text:style-name="T7">DATABASE_NAME </text:span><text:span text:style-name="T4">= </text:span><text:span text:style-name="T9">"TODOLIST"</text:span><text:span text:style-name="T4">;</text:span></text:p>
      <text:p text:style-name="P12"><text:s text:c="4"/><text:span text:style-name="T2">private static final int </text:span><text:span text:style-name="T7">DATABASE_VERSION </text:span><text:span text:style-name="T4">= </text:span><text:span text:style-name="T10">3</text:span><text:span text:style-name="T4">;</text:span></text:p>
      <text:p text:style-name="P12"><text:s text:c="4"/><text:span text:style-name="T12">// tabla y campos</text:span></text:p>
      <text:p text:style-name="P12"><text:span text:style-name="T11"><text:s text:c="4"/></text:span><text:span text:style-name="T2">private static final </text:span><text:span text:style-name="T4">String </text:span><text:span text:style-name="T7">DATABASE_TABLE_TODOLIST </text:span><text:span text:style-name="T4">= </text:span><text:span text:style-name="T9">"todolist"</text:span><text:span text:style-name="T4">;</text:span></text:p>
      <text:p text:style-name="P12"><text:s text:c="4"/><text:span text:style-name="T2">public static final </text:span><text:span text:style-name="T4">String </text:span><text:span text:style-name="T7">SL_ID </text:span><text:span text:style-name="T4">= </text:span><text:span text:style-name="T9">"_id"</text:span><text:span text:style-name="T4">;</text:span></text:p>
      <text:p text:style-name="P12"><text:s text:c="4"/><text:span text:style-name="T2">public static final </text:span><text:span text:style-name="T4">String </text:span><text:span text:style-name="T7">SL_ITEM </text:span><text:span text:style-name="T4">= </text:span><text:span text:style-name="T9">"task"</text:span><text:span text:style-name="T4">;</text:span></text:p>
      <text:p text:style-name="P12"><text:s text:c="4"/><text:span text:style-name="T2">public static final </text:span><text:span text:style-name="T4">String </text:span><text:span text:style-name="T7">SL_PLACE </text:span><text:span text:style-name="T4">= </text:span><text:span text:style-name="T9">"place"</text:span><text:span text:style-name="T4">;</text:span></text:p>
      <text:p text:style-name="P12"><text:s text:c="4"/><text:span text:style-name="T2">public static final </text:span><text:span text:style-name="T4">String </text:span><text:span text:style-name="T7">SL_IMPORTANCE </text:span><text:span text:style-name="T4">= </text:span><text:span text:style-name="T9">"importance"</text:span><text:span text:style-name="T4">;</text:span></text:p>
      <text:p text:style-name="P12"><text:s text:c="4"/><text:span text:style-name="T2">public static final </text:span><text:span text:style-name="T4">String </text:span><text:span text:style-name="T7">SL_DESCRIPTION </text:span><text:span text:style-name="T4">= </text:span><text:span text:style-name="T9">"description"</text:span><text:span text:style-name="T4">;</text:span></text:p>
      <text:p text:style-name="P12"><text:s text:c="4"/><text:span text:style-name="T12">// SQL de creación de la tabla</text:span></text:p>
      <text:p text:style-name="P12"><text:span text:style-name="T11"><text:s text:c="4"/></text:span><text:span text:style-name="T2">private static final </text:span><text:span text:style-name="T4">String </text:span><text:span text:style-name="T7">DATABASE_CREATE_TODOLIST </text:span><text:span text:style-name="T4">=</text:span></text:p>
      <text:p text:style-name="P12"><text:s text:c="12"/><text:span text:style-name="T9">"create table "</text:span><text:span text:style-name="T4">+ </text:span><text:span text:style-name="T7">DATABASE_TABLE_TODOLIST </text:span><text:span text:style-name="T4">+</text:span><text:span text:style-name="T9">" ("</text:span><text:span text:style-name="T4">+</text:span><text:span text:style-name="T7">SL_ID</text:span><text:span text:style-name="T4">+</text:span><text:span text:style-name="T9">" integer primary key, "</text:span><text:span text:style-name="T4">+</text:span><text:span text:style-name="T7">SL_ITEM</text:span><text:span text:style-name="T4">+</text:span><text:span text:style-name="T9">" text not null, "</text:span><text:span text:style-name="T4">+</text:span><text:span text:style-name="T7">SL_PLACE</text:span><text:span text:style-name="T4">+</text:span><text:span text:style-name="T9">" text not null, "</text:span></text:p>
      <text:p text:style-name="P12"><text:span text:style-name="T8"><text:s text:c="20"/></text:span><text:span text:style-name="T4">+</text:span><text:span text:style-name="T7">SL_IMPORTANCE</text:span><text:span text:style-name="T4">+</text:span><text:span text:style-name="T9">" integer not null, "</text:span><text:span text:style-name="T4">+</text:span><text:span text:style-name="T7">SL_DESCRIPTION</text:span><text:span text:style-name="T4">+</text:span><text:span text:style-name="T9">" text)"</text:span><text:span text:style-name="T4">;</text:span></text:p>
      <text:p text:style-name="P12"><text:s text:c="4"/><text:span text:style-name="T12">//constructor</text:span></text:p>
      <text:p text:style-name="P12"><text:span text:style-name="T11"><text:s text:c="4"/></text:span><text:span text:style-name="T2">public </text:span><text:span text:style-name="T4">DataBaseHelper(Context ctx) {</text:span></text:p>
      <text:p text:style-name="P12"><text:s text:c="8"/><text:span text:style-name="T2">this</text:span><text:span text:style-name="T4">.</text:span><text:span text:style-name="T6">mCtx </text:span><text:span text:style-name="T4">= ctx;</text:span></text:p>
      <text:p text:style-name="P12"><text:s text:c="4"/><text:span text:style-name="T4">}</text:span></text:p>
      <text:p text:style-name="P12"><text:s text:c="4"/></text:p>
      <text:p text:style-name="P13">//clase privada para control de la SQLite</text:p>
      <text:p text:style-name="P14"><text:span text:style-name="T11"><text:s text:c="2"/></text:span><text:span text:style-name="T13"><text:s text:c="2"/></text:span><text:span text:style-name="T3">private static class </text:span><text:span text:style-name="T5">DataBaseHelperInternal </text:span><text:span text:style-name="T3">extends </text:span><text:span text:style-name="T5">SQLiteOpenHelper {</text:span></text:p>
      <text:p text:style-name="P14"><text:s text:c="8"/><text:span text:style-name="T2">public </text:span><text:span text:style-name="T4">DataBaseHelperInternal(Context context) {</text:span></text:p>
      <text:p text:style-name="P14"><text:s text:c="12"/><text:span text:style-name="T2">super</text:span><text:span text:style-name="T4">(context, </text:span><text:span text:style-name="T7">DATABASE_NAME</text:span><text:span text:style-name="T4">, </text:span><text:span text:style-name="T2">null</text:span><text:span text:style-name="T4">, </text:span><text:span text:style-name="T7">DATABASE_VERSION</text:span><text:span text:style-name="T4">); <text:s text:c="3"/>}</text:span></text:p>
      <text:p text:style-name="P14"><text:s text:c="8"/><text:span text:style-name="T15">@Override</text:span></text:p>
      <text:p text:style-name="P14"><text:span text:style-name="T14"><text:s text:c="8"/></text:span><text:span text:style-name="T2">public void </text:span><text:span text:style-name="T4">onCreate(SQLiteDatabase db) {</text:span></text:p>
      <text:p text:style-name="P14"><text:s text:c="12"/><text:span text:style-name="T4">createTables(db);</text:span></text:p>
      <text:p text:style-name="P14"><text:s text:c="8"/><text:span text:style-name="T4">}</text:span></text:p>
      <text:p text:style-name="P14"><text:s text:c="8"/><text:span text:style-name="T15">@Override</text:span></text:p>
      <text:p text:style-name="P14"><text:span text:style-name="T14"><text:s text:c="8"/></text:span><text:span text:style-name="T2">public void </text:span><text:span text:style-name="T4">onUpgrade(SQLiteDatabase db, </text:span><text:span text:style-name="T2">int </text:span><text:span text:style-name="T4">oldVersion, </text:span><text:span text:style-name="T2">int </text:span><text:span text:style-name="T4">newVersion) {</text:span></text:p>
      <text:p text:style-name="P14"><text:s text:c="12"/><text:span text:style-name="T4">deleteTables(db);</text:span></text:p>
      <text:p text:style-name="P14"><text:s text:c="12"/><text:span text:style-name="T4">createTables(db);</text:span></text:p>
      <text:p text:style-name="P14"><text:s text:c="8"/><text:span text:style-name="T4">}</text:span></text:p>
      <text:p text:style-name="P14"><text:s text:c="8"/><text:span text:style-name="T2">private void </text:span><text:span text:style-name="T4">createTables(SQLiteDatabase db) {</text:span></text:p>
      <text:p text:style-name="P14"><text:s text:c="12"/><text:span text:style-name="T4">db.execSQL(</text:span><text:span text:style-name="T7">DATABASE_CREATE_TODOLIST</text:span><text:span text:style-name="T4">);</text:span></text:p>
      <text:p text:style-name="P14"><text:s text:c="8"/><text:span text:style-name="T4">}</text:span></text:p>
      <text:p text:style-name="P14"><text:s text:c="8"/><text:span text:style-name="T2">private void </text:span><text:span text:style-name="T4">deleteTables(SQLiteDatabase db) {</text:span></text:p>
      <text:p text:style-name="P14"><text:s text:c="12"/><text:span text:style-name="T4">db.execSQL(</text:span><text:span text:style-name="T9">"DROP TABLE IF EXISTS " </text:span><text:span text:style-name="T4">+ </text:span><text:span text:style-name="T7">DATABASE_TABLE_TODOLIST</text:span><text:span text:style-name="T4">);</text:span></text:p>
      <text:p text:style-name="P14"><text:s text:c="8"/><text:span text:style-name="T4">}</text:span></text:p>
      <text:p text:style-name="P14"><text:s text:c="4"/><text:span text:style-name="T4">}</text:span></text:p>
      <text:p text:style-name="P12"><text:s text:c="4"/></text:p>
      <text:p text:style-name="P9"/>
      <text:p text:style-name="P12"><text:span text:style-name="T2"><text:s text:c="3"/>public </text:span><text:span text:style-name="T4">DataBaseHelper open() <text:s/>{</text:span></text:p>
      <text:p text:style-name="P12"><text:s text:c="8"/><text:span text:style-name="T6">mDbHelper </text:span><text:span text:style-name="T4">= </text:span><text:span text:style-name="T2">new </text:span><text:span text:style-name="T4">DataBaseHelperInternal(</text:span><text:span text:style-name="T6">mCtx</text:span><text:span text:style-name="T4">);</text:span></text:p>
      <text:p text:style-name="P12"><text:s text:c="8"/><text:span text:style-name="T6">mDb </text:span><text:span text:style-name="T4">= </text:span><text:span text:style-name="T6">mDbHelper</text:span><text:span text:style-name="T4">.getWritableDatabase();</text:span></text:p>
      <text:p text:style-name="P12"><text:s text:c="8"/><text:span text:style-name="T2">return this</text:span><text:span text:style-name="T4">;</text:span></text:p>
      <text:p text:style-name="P12"><text:s text:c="4"/><text:span text:style-name="T4">}</text:span></text:p>
      <text:p text:style-name="P12"><text:s text:c="4"/><text:span text:style-name="T2">public void </text:span><text:span text:style-name="T4">close() {</text:span></text:p>
      <text:p text:style-name="P12"><text:s text:c="8"/><text:span text:style-name="T6">mDbHelper</text:span><text:span text:style-name="T4">.close();</text:span></text:p>
      <text:p text:style-name="P12"><text:s text:c="4"/><text:span text:style-name="T4">}</text:span></text:p>
      <text:p text:style-name="P12"><text:s text:c="4"/><text:span text:style-name="T12">//obtener todos los elementos</text:span></text:p>
      <text:p text:style-name="P12"><text:span text:style-name="T11"><text:s text:c="4"/></text:span><text:span text:style-name="T2">public </text:span><text:span text:style-name="T4">Cursor getItems() {</text:span></text:p>
      <text:p text:style-name="P12"><text:s text:c="8"/><text:span text:style-name="T12">//Parametros:nombreTabla,campos,campoWhere,condicionWhere,Group By, Havong, Order by</text:span></text:p>
      <text:p text:style-name="P12"><text:span text:style-name="T11"><text:s text:c="8"/></text:span><text:span text:style-name="T2">return </text:span><text:span text:style-name="T6">mDb</text:span><text:span text:style-name="T4">.query(</text:span><text:span text:style-name="T7">DATABASE_TABLE_TODOLIST</text:span><text:span text:style-name="T4">, </text:span><text:span text:style-name="T2">new </text:span><text:span text:style-name="T4">String[] {</text:span><text:span text:style-name="T7">SL_ID</text:span><text:span text:style-name="T4">, </text:span><text:span text:style-name="T7">SL_ITEM</text:span><text:span text:style-name="T4">, </text:span><text:span text:style-name="T7">SL_PLACE</text:span><text:span text:style-name="T4">,</text:span><text:span text:style-name="T7">SL_IMPORTANCE</text:span><text:span text:style-name="T4">}, </text:span><text:span text:style-name="T2">null</text:span><text:span text:style-name="T4">, </text:span><text:span text:style-name="T2">null</text:span><text:span text:style-name="T4">, </text:span><text:span text:style-name="T2">null</text:span><text:span text:style-name="T4">, </text:span><text:span text:style-name="T2">null</text:span><text:span text:style-name="T4">,</text:span><text:span text:style-name="T7">SL_IMPORTANCE</text:span><text:span text:style-name="T4">);</text:span></text:p>
      <text:p text:style-name="P12"><text:s text:c="4"/><text:span text:style-name="T4">}</text:span></text:p>
      <text:p text:style-name="P12"><text:s text:c="4"/><text:span text:style-name="T12">//crear elemento</text:span></text:p>
      <text:p text:style-name="P12"><text:span text:style-name="T11"><text:s text:c="4"/></text:span><text:span text:style-name="T2">public long </text:span><text:span text:style-name="T4">insertItem(String item, String place, String description, </text:span><text:span text:style-name="T2">int </text:span><text:span text:style-name="T4">importance){</text:span></text:p>
      <text:p text:style-name="P12"><text:s text:c="8"/><text:span text:style-name="T4">ContentValues initialValues = </text:span><text:span text:style-name="T2">new </text:span><text:span text:style-name="T4">ContentValues();</text:span></text:p>
      <text:p text:style-name="P12"><text:s text:c="8"/><text:span text:style-name="T4">initialValues.put(</text:span><text:span text:style-name="T7">SL_IMPORTANCE</text:span><text:span text:style-name="T4">, importance);</text:span></text:p>
      <text:p text:style-name="P12"><text:s text:c="8"/><text:span text:style-name="T4">initialValues.put(</text:span><text:span text:style-name="T7">SL_ITEM</text:span><text:span text:style-name="T4">, item);</text:span></text:p>
      <text:p text:style-name="P12"><text:s text:c="8"/><text:span text:style-name="T4">initialValues.put(</text:span><text:span text:style-name="T7">SL_PLACE</text:span><text:span text:style-name="T4">, place);</text:span></text:p>
      <text:p text:style-name="P12"><text:s text:c="8"/><text:span text:style-name="T4">initialValues.put(</text:span><text:span text:style-name="T7">SL_DESCRIPTION</text:span><text:span text:style-name="T4">, description);</text:span></text:p>
      <text:p text:style-name="P12"><text:s text:c="8"/><text:span text:style-name="T2">return </text:span><text:span text:style-name="T6">mDb</text:span><text:span text:style-name="T4">.insert(</text:span><text:span text:style-name="T7">DATABASE_TABLE_TODOLIST</text:span><text:span text:style-name="T4">, </text:span><text:span text:style-name="T2">null</text:span><text:span text:style-name="T4">, initialValues);</text:span></text:p>
      <text:p text:style-name="P12"><text:s text:c="4"/><text:span text:style-name="T4">}</text:span></text:p>
      <text:p text:style-name="P7">}</text:p>
      <text:p text:style-name="P7"/>
      <text:p text:style-name="P7"/>
      <text:p text:style-name="P4"><text:soft-page-break/>//Incluyo nuevos métodos para editar/borrar el registro seleccionado </text:p>
      <text:p text:style-name="P4">public class ItemActivity extends Activity {</text:p>
      <text:p text:style-name="P1"><text:s text:c="4"/>//referencias a elementos de pantalla</text:p>
      <text:p text:style-name="P1"><text:s text:c="4"/>TextView mItem = null;</text:p>
      <text:p text:style-name="P1"><text:s text:c="4"/>TextView mPlace = null;</text:p>
      <text:p text:style-name="P1"><text:s text:c="4"/>TextView mDescription = null;</text:p>
      <text:p text:style-name="P1"><text:s text:c="4"/>TextView mImportance = null;</text:p>
      <text:p text:style-name="P1"><text:s text:c="4"/>//identificador de entrada</text:p>
      <text:p text:style-name="P1"><text:s text:c="4"/>Integer mRowId = null;</text:p>
      <text:p text:style-name="P1"/>
      <text:p text:style-name="P1"><text:s text:c="4"/>@Override</text:p>
      <text:p text:style-name="P1"><text:s text:c="4"/>public void onCreate(Bundle savedInstanceState) {</text:p>
      <text:p text:style-name="P1"><text:s text:c="8"/>super.onCreate(savedInstanceState);</text:p>
      <text:p text:style-name="P1"><text:s text:c="8"/>//obtenciÃ³n de extras, identificador y acciÃ³n</text:p>
      <text:p text:style-name="P1"><text:s text:c="8"/>Bundle extras = getIntent().getExtras();</text:p>
      <text:p text:style-name="P1"><text:s text:c="8"/>mRowId = (savedInstanceState == null) ? null :</text:p>
      <text:p text:style-name="P1"><text:s text:c="16"/>(Integer) savedInstanceState.getSerializable(DataBaseHelper.SL_ID);</text:p>
      <text:p text:style-name="P1"><text:s text:c="8"/>if (mRowId == null) {</text:p>
      <text:p text:style-name="P1"><text:s text:c="12"/>mRowId = extras != null ? extras.getInt(DataBaseHelper.SL_ID): null;</text:p>
      <text:p text:style-name="P1"><text:s text:c="8"/>}</text:p>
      <text:p text:style-name="P1"><text:s text:c="8"/>// es solo para visualizar?</text:p>
      <text:p text:style-name="P1"><text:s text:c="8"/>if (extras != null &amp;&amp; extras.getInt("action")== MainActivity.SHOW_ITEM) {</text:p>
      <text:p text:style-name="P1"><text:s text:c="12"/>setContentView(R.layout.detail_item);</text:p>
      <text:p text:style-name="P1"><text:s text:c="8"/>}</text:p>
      <text:p text:style-name="P1"><text:s text:c="8"/>else{</text:p>
      <text:p text:style-name="P1"><text:s text:c="12"/>setContentView(R.layout.new_item);</text:p>
      <text:p text:style-name="P1"><text:s text:c="12"/>//botÃ³n de salvar</text:p>
      <text:p text:style-name="P1"><text:s text:c="12"/>Button saveBtn = (Button) findViewById(R.id.add);</text:p>
      <text:p text:style-name="P1"><text:s text:c="12"/>saveBtn.setOnClickListener(new View.OnClickListener() {</text:p>
      <text:p text:style-name="P1"><text:s text:c="16"/>public void onClick(View view) {</text:p>
      <text:p text:style-name="P1"><text:s text:c="20"/>setResult(RESULT_OK);</text:p>
      <text:p text:style-name="P1"><text:s text:c="20"/>saveData();</text:p>
      <text:p text:style-name="P1"><text:s text:c="20"/>finish();</text:p>
      <text:p text:style-name="P1"><text:s text:c="16"/>}</text:p>
      <text:p text:style-name="P1"><text:s text:c="12"/>});</text:p>
      <text:p text:style-name="P1"><text:s text:c="8"/>}</text:p>
      <text:p text:style-name="P1"><text:s text:c="8"/>// obtener referencias</text:p>
      <text:p text:style-name="P1"><text:s text:c="8"/>mItem = (TextView) findViewById(R.id.item);</text:p>
      <text:p text:style-name="P1"><text:s text:c="8"/>mPlace = (TextView) findViewById(R.id.place);</text:p>
      <text:p text:style-name="P1"><text:s text:c="8"/>mDescription <text:s/>= (TextView) findViewById(R.id.description);</text:p>
      <text:p text:style-name="P1"><text:s text:c="8"/>mImportance <text:s/>= (TextView) findViewById(R.id.importance);</text:p>
      <text:p text:style-name="P1"><text:s text:c="8"/>//identificador visible o no</text:p>
      <text:p text:style-name="P1"><text:s text:c="8"/>TableRow tr = (TableRow) findViewById(R.id.idRow);</text:p>
      <text:p text:style-name="P1"><text:s text:c="8"/>if (mRowId!=null){</text:p>
      <text:p text:style-name="P1"><text:s text:c="12"/>tr.setVisibility(View.VISIBLE);</text:p>
      <text:p text:style-name="P1"><text:s text:c="12"/>populateFieldsFromDB();</text:p>
      <text:p text:style-name="P1"><text:s text:c="8"/>}</text:p>
      <text:p text:style-name="P1"><text:s text:c="8"/>else{</text:p>
      <text:p text:style-name="P1"><text:s text:c="12"/>tr.setVisibility(View.GONE);</text:p>
      <text:p text:style-name="P1"><text:s text:c="8"/>}</text:p>
      <text:p text:style-name="P1"><text:s text:c="4"/>}</text:p>
      <text:p text:style-name="P1"><text:s text:c="4"/>private void showMessage(int message) {</text:p>
      <text:p text:style-name="P1"><text:s text:c="8"/>Context context = getApplicationContext();</text:p>
      <text:p text:style-name="P1"><text:s text:c="8"/>CharSequence text = getResources().getString(message);</text:p>
      <text:p text:style-name="P1"><text:s text:c="8"/>int duration = Toast.LENGTH_SHORT;</text:p>
      <text:p text:style-name="P1"><text:s text:c="8"/>Toast toast = Toast.makeText(context, text, duration);</text:p>
      <text:p text:style-name="P1"><text:s text:c="8"/>toast.show();</text:p>
      <text:p text:style-name="P1"><text:s text:c="4"/>}</text:p>
      <text:p text:style-name="P1"><text:s text:c="4"/>private void populateFieldsFromDB() {</text:p>
      <text:p text:style-name="P1"><text:s text:c="8"/>try {</text:p>
      <text:p text:style-name="P1"><text:s text:c="12"/>MainActivity.mDbHelper.open();</text:p>
      <text:p text:style-name="P1"><text:s text:c="12"/>Cursor c = MainActivity.mDbHelper.getItem(mRowId.intValue());</text:p>
      <text:p text:style-name="P1"><text:s text:c="12"/>if (c.moveToFirst()) {</text:p>
      <text:p text:style-name="P1"><text:s text:c="16"/>//diferentes maneras de obtener los datos del cursor</text:p>
      <text:p text:style-name="P1"><text:s text:c="16"/>//Mediante nombre de columna y lanza excepciÃ³n si no existe</text:p>
      <text:p text:style-name="P1"><text:s text:c="16"/>mItem.setText(c.getString(c.getColumnIndexOrThrow(DataBaseHelper.SL_ITEM)));</text:p>
      <text:p text:style-name="P1"><text:s text:c="16"/>//Mediante nombre de columna y devuelve -1 si no existe</text:p>
      <text:p text:style-name="P1"><text:s text:c="16"/>mPlace.setText(c.getString(c.getColumnIndex(DataBaseHelper.SL_PLACE)));</text:p>
      <text:p text:style-name="P1"><text:s text:c="16"/>//Mediante posiciÃ³n del campo en el cursor</text:p>
      <text:p text:style-name="P1"><text:s text:c="16"/>mDescription.setText(c.getString(2));</text:p>
      <text:p text:style-name="P1"><text:s text:c="16"/>mImportance.setText(Integer.toString(c.getInt(3)));</text:p>
      <text:p text:style-name="P1"><text:s text:c="16"/>TextView id = (TextView) findViewById(R.id.identificator);</text:p>
      <text:p text:style-name="P1"><text:s text:c="16"/>id.setText(Integer.toString(c.getInt(4)));</text:p>
      <text:p text:style-name="P1"><text:s text:c="12"/>}</text:p>
      <text:p text:style-name="P1"><text:s text:c="12"/>c.close();</text:p>
      <text:p text:style-name="P1"><text:s text:c="12"/>MainActivity.mDbHelper.close();</text:p>
      <text:p text:style-name="P1"><text:s text:c="8"/>} catch (SQLException e) {</text:p>
      <text:p text:style-name="P1"><text:s text:c="12"/>e.printStackTrace();</text:p>
      <text:p text:style-name="P1"><text:s text:c="12"/>showMessage(R.string.dataError);</text:p>
      <text:p text:style-name="P1"><text:soft-page-break/><text:s text:c="8"/>}</text:p>
      <text:p text:style-name="P1"><text:s text:c="4"/>}</text:p>
      <text:p text:style-name="P1"/>
      <text:p text:style-name="P1"><text:s text:c="4"/>protected void saveData() {</text:p>
      <text:p text:style-name="P1"><text:s text:c="8"/>//obtener datos</text:p>
      <text:p text:style-name="P1"><text:s text:c="8"/>String itemText = mItem.getText().toString();</text:p>
      <text:p text:style-name="P1"><text:s text:c="8"/>String placeText = mPlace.getText().toString();</text:p>
      <text:p text:style-name="P1"><text:s text:c="8"/>String descriptionText = mDescription.getText().toString();</text:p>
      <text:p text:style-name="P1"><text:s text:c="8"/>String importanceText = mImportance.getText().toString();</text:p>
      <text:p text:style-name="P1"><text:s text:c="8"/>try {</text:p>
      <text:p text:style-name="P1"><text:s text:c="12"/>MainActivity.mDbHelper.open();</text:p>
      <text:p text:style-name="P1"><text:s text:c="12"/>if (mRowId == null){</text:p>
      <text:p text:style-name="P1"><text:s text:c="16"/>//insertar</text:p>
      <text:p text:style-name="P1"><text:s text:c="16"/>MainActivity.mDbHelper.insertItem(itemText, placeText, descriptionText, <text:tab/><text:tab/>Integer.parseInt(importanceText));</text:p>
      <text:p text:style-name="P1"><text:s text:c="12"/>}</text:p>
      <text:p text:style-name="P1"><text:s text:c="12"/>else{</text:p>
      <text:p text:style-name="P1"><text:s text:c="16"/>//actualizar</text:p>
      <text:p text:style-name="P1"><text:s text:c="16"/>TextView tv = (TextView)findViewById(R.id.identificator);</text:p>
      <text:p text:style-name="P1"><text:s text:c="16"/>String ident = tv.getText().toString();</text:p>
      <text:p text:style-name="P1"><text:s text:c="16"/>MainActivity.mDbHelper.updateItem(Integer.parseInt(ident),itemText, placeText, descriptionText, Integer.parseInt(importanceText));</text:p>
      <text:p text:style-name="P1"><text:s text:c="12"/>}</text:p>
      <text:p text:style-name="P1"><text:s text:c="12"/>MainActivity.mDbHelper.close();</text:p>
      <text:p text:style-name="P1"><text:s text:c="8"/>} catch (SQLException e) {</text:p>
      <text:p text:style-name="P1"><text:s text:c="12"/>e.printStackTrace();</text:p>
      <text:p text:style-name="P1"><text:s text:c="12"/>showMessage(R.string.dataError);</text:p>
      <text:p text:style-name="P1"><text:s text:c="8"/>}</text:p>
      <text:p text:style-name="P1"><text:s text:c="4"/>}</text:p>
      <text:p text:style-name="P1"/>
      <text:p text:style-name="P1">}</text:p>
      <text:p text:style-name="P2"/>
      <text:p text:style-name="P2"/>
      <text:p text:style-name="P16">public class MainActivity extends ListActivity{</text:p>
      <text:p text:style-name="P2"><text:s text:c="4"/>//acciones</text:p>
      <text:p text:style-name="P2"><text:s text:c="4"/>public static final int NEW_ITEM = 1;</text:p>
      <text:p text:style-name="P2"><text:s text:c="4"/>public static final int EDIT_ITEM = 2;</text:p>
      <text:p text:style-name="P2"><text:s text:c="4"/>public static final int SHOW_ITEM = 3;</text:p>
      <text:p text:style-name="P2"/>
      <text:p text:style-name="P2"><text:s text:c="4"/>//elemento seleccionado</text:p>
      <text:p text:style-name="P2"><text:s text:c="4"/>private int mLastRowSelected = 0;</text:p>
      <text:p text:style-name="P2"><text:s text:c="4"/>public static DataBaseHelper mDbHelper = null;</text:p>
      <text:p text:style-name="P2"/>
      <text:p text:style-name="P2"><text:s text:c="4"/>@Override</text:p>
      <text:p text:style-name="P2"><text:s text:c="4"/>protected void onCreate(Bundle savedInstanceState) {</text:p>
      <text:p text:style-name="P2"><text:s text:c="8"/>super.onCreate(savedInstanceState);</text:p>
      <text:p text:style-name="P2"><text:s text:c="8"/>setContentView(R.layout.activity_main);</text:p>
      <text:p text:style-name="P2"><text:s text:c="8"/>// abrir la base de datos</text:p>
      <text:p text:style-name="P2"><text:s text:c="8"/>mDbHelper = new DataBaseHelper(this);</text:p>
      <text:p text:style-name="P2"><text:s text:c="8"/>try {</text:p>
      <text:p text:style-name="P2"><text:s text:c="12"/>fillData();</text:p>
      <text:p text:style-name="P2"><text:s text:c="8"/>} catch (SQLException e) {</text:p>
      <text:p text:style-name="P2"><text:s text:c="12"/>e.printStackTrace();</text:p>
      <text:p text:style-name="P2"><text:s text:c="12"/>showMessage(R.string.dataError);</text:p>
      <text:p text:style-name="P2"><text:s text:c="8"/>}</text:p>
      <text:p text:style-name="P2"><text:s text:c="8"/>registerForContextMenu(getListView());</text:p>
      <text:p text:style-name="P2"><text:s text:c="4"/>}</text:p>
      <text:p text:style-name="P2"/>
      <text:p text:style-name="P2"><text:s text:c="4"/>private void showMessage(int message){</text:p>
      <text:p text:style-name="P2"><text:s text:c="8"/>Context context = getApplicationContext();</text:p>
      <text:p text:style-name="P2"><text:s text:c="8"/>CharSequence text = getResources().getString(message);</text:p>
      <text:p text:style-name="P2"><text:s text:c="8"/>int duration = Toast.LENGTH_SHORT;</text:p>
      <text:p text:style-name="P2"><text:s text:c="8"/>Toast toast = Toast.makeText(context, text, duration);</text:p>
      <text:p text:style-name="P2"><text:s text:c="8"/>toast.show();</text:p>
      <text:p text:style-name="P2"><text:s text:c="4"/>}</text:p>
      <text:p text:style-name="P2"/>
      <text:p text:style-name="P2"><text:s text:c="4"/>protected void deleteEntry() {</text:p>
      <text:p text:style-name="P2"><text:s text:c="8"/>try{</text:p>
      <text:p text:style-name="P2"><text:s text:c="12"/>mDbHelper.open();</text:p>
      <text:p text:style-name="P2"><text:s text:c="12"/>mDbHelper.delete(((ListEntry)getListAdapter().getItem(mLastRowSelected)).id);</text:p>
      <text:p text:style-name="P2"><text:s text:c="12"/>mDbHelper.close();</text:p>
      <text:p text:style-name="P2"><text:s text:c="12"/>fillData();</text:p>
      <text:p text:style-name="P2"><text:s text:c="8"/>}catch (SQLException e){</text:p>
      <text:p text:style-name="P2"><text:s text:c="12"/>e.printStackTrace();</text:p>
      <text:p text:style-name="P2"><text:s text:c="12"/>showMessage(R.string.dataError);</text:p>
      <text:p text:style-name="P2"><text:s text:c="8"/>}</text:p>
      <text:p text:style-name="P2"><text:s text:c="4"/>}</text:p>
      <text:p text:style-name="P2"/>
      <text:p text:style-name="P2"><text:s text:c="4"/>private void fillData() {</text:p>
      <text:p text:style-name="P2"><text:s text:c="8"/>// se abre la base de datos y se obtienen los elementos</text:p>
      <text:p text:style-name="P2"><text:soft-page-break/><text:s text:c="8"/>mDbHelper.open();</text:p>
      <text:p text:style-name="P2"><text:s text:c="8"/>Cursor itemCursor = mDbHelper.getItems();</text:p>
      <text:p text:style-name="P2"><text:s text:c="8"/>ListEntry item = null;</text:p>
      <text:p text:style-name="P2"><text:s text:c="8"/>ArrayList&lt;ListEntry&gt; resultList = new ArrayList&lt;ListEntry&gt;();</text:p>
      <text:p text:style-name="P2"><text:s text:c="8"/>// se procesa el resultado</text:p>
      <text:p text:style-name="P2"><text:s text:c="8"/>while (itemCursor.moveToNext()) {</text:p>
      <text:p text:style-name="P2"><text:s text:c="12"/>int id = itemCursor.getInt(itemCursor.getColumnIndex(DataBaseHelper.SL_ID));</text:p>
      <text:p text:style-name="P2"><text:s text:c="12"/>String task = itemCursor.getString(itemCursor.getColumnIndex(DataBaseHelper.SL_ITEM));</text:p>
      <text:p text:style-name="P2"><text:s text:c="12"/>String place = itemCursor.getString(itemCursor.getColumnIndex(DataBaseHelper.SL_PLACE));</text:p>
      <text:p text:style-name="P2"><text:s text:c="12"/>int importance = itemCursor.getInt(itemCursor.getColumnIndex(DataBaseHelper.SL_IMPORTANCE));</text:p>
      <text:p text:style-name="P2"><text:s text:c="12"/>item = new ListEntry();</text:p>
      <text:p text:style-name="P2"><text:s text:c="12"/>item.id = id;</text:p>
      <text:p text:style-name="P2"><text:s text:c="12"/>item.task = task;</text:p>
      <text:p text:style-name="P2"><text:s text:c="12"/>item.place = place;</text:p>
      <text:p text:style-name="P2"><text:s text:c="12"/>item.importance= importance;</text:p>
      <text:p text:style-name="P2"><text:s text:c="12"/>resultList.add(item);</text:p>
      <text:p text:style-name="P2"><text:s text:c="8"/>}</text:p>
      <text:p text:style-name="P2"><text:s text:c="8"/>//cerramos la base de datos</text:p>
      <text:p text:style-name="P2"><text:s text:c="8"/>itemCursor.close();</text:p>
      <text:p text:style-name="P2"><text:s text:c="8"/>mDbHelper.close();</text:p>
      <text:p text:style-name="P2"><text:s text:c="8"/>//se genera el adaptador</text:p>
      <text:p text:style-name="P2"><text:s text:c="8"/>TaskAdapter items = new TaskAdapter(this, R.layout.row_list, resultList, getLayoutInflater());</text:p>
      <text:p text:style-name="P2"><text:s text:c="8"/>//asignar adaptador a la lista</text:p>
      <text:p text:style-name="P2"><text:s text:c="8"/>setListAdapter(items);</text:p>
      <text:p text:style-name="P2"><text:s text:c="4"/>}</text:p>
      <text:p text:style-name="P2"/>
      <text:p text:style-name="P2"/>
      <text:p text:style-name="P2"><text:s text:c="4"/>@Override</text:p>
      <text:p text:style-name="P2"><text:s text:c="5"/>public boolean onCreateOptionsMenu(Menu menu) {</text:p>
      <text:p text:style-name="P2"><text:s text:c="8"/>MenuInflater inflater = getMenuInflater();</text:p>
      <text:p text:style-name="P2"><text:s text:c="8"/>inflater.inflate(R.menu.menu_main, menu);</text:p>
      <text:p text:style-name="P2"><text:s text:c="8"/>return true;</text:p>
      <text:p text:style-name="P2"><text:s text:c="4"/>}</text:p>
      <text:p text:style-name="P2"><text:s text:c="4"/>@Override</text:p>
      <text:p text:style-name="P3"><text:s text:c="4"/>public void onCreateContextMenu(ContextMenu menu, View v,</text:p>
      <text:p text:style-name="P3"><text:s text:c="36"/>ContextMenu.ContextMenuInfo menuInfo) {</text:p>
      <text:p text:style-name="P3"><text:s text:c="8"/>super.onCreateContextMenu(menu, v, menuInfo);</text:p>
      <text:p text:style-name="P3"><text:s text:c="8"/>MenuInflater inflater = getMenuInflater();</text:p>
      <text:p text:style-name="P3"><text:s text:c="8"/>inflater.inflate(R.menu.context, menu);</text:p>
      <text:p text:style-name="P3"><text:s text:c="4"/>}</text:p>
      <text:p text:style-name="P3"/>
      <text:p text:style-name="P2"><text:s text:c="4"/>@Override</text:p>
      <text:p text:style-name="P2"><text:s/><text:span text:style-name="T1"><text:s text:c="4"/>public boolean onContextItemSelected(MenuItem item) {</text:span></text:p>
      <text:p text:style-name="P3"><text:s text:c="8"/>AdapterView.AdapterContextMenuInfo delW = (AdapterView.AdapterContextMenuInfo) item</text:p>
      <text:p text:style-name="P3"><text:s text:c="16"/>.getMenuInfo();</text:p>
      <text:p text:style-name="P3">//salvar identificador del elemento pulsado</text:p>
      <text:p text:style-name="P3"><text:s text:c="8"/>mLastRowSelected = delW.position;</text:p>
      <text:p text:style-name="P3"><text:s text:c="8"/>// comprobar el elemento seleccionado</text:p>
      <text:p text:style-name="P3"><text:s text:c="8"/>switch (item.getItemId()) {</text:p>
      <text:p text:style-name="P3"><text:s text:c="12"/>case R.id.delete_item:</text:p>
      <text:p text:style-name="P3"><text:s text:c="16"/>//preguntar si estÃ¡ seguro de borrarlo</text:p>
      <text:p text:style-name="P3"><text:s text:c="16"/>new AlertDialog.Builder(this).setTitle(</text:p>
      <text:p text:style-name="P3"><text:s text:c="20"/>this.getString(R.string.alrtDelete)).setMessage(</text:p>
      <text:p text:style-name="P3"><text:s text:c="20"/>R.string.alrtDeleteEntry).setPositiveButton(</text:p>
      <text:p text:style-name="P3"><text:s text:c="20"/>android.R.string.ok, new AlertDialog.OnClickListener() {</text:p>
      <text:p text:style-name="P3"><text:s text:c="20"/>public void onClick(DialogInterface dlg, int i) {</text:p>
      <text:p text:style-name="P3"><text:s text:c="32"/>deleteEntry();</text:p>
      <text:p text:style-name="P3"><text:s text:c="20"/>}<text:tab/>}).setNegativeButton(android.R.string.cancel, null).show();</text:p>
      <text:p text:style-name="P3"><text:s text:c="16"/>return true;</text:p>
      <text:p text:style-name="P3"><text:s text:c="12"/>case R.id.edit_item:</text:p>
      <text:p text:style-name="P3"><text:s text:c="16"/>//nueva actividad con el identificador como parÃ¡metro</text:p>
      <text:p text:style-name="P3"><text:s text:c="16"/>Intent i = new Intent(this, ItemActivity.class);</text:p>
      <text:p text:style-name="P3"><text:s text:c="16"/>i.putExtra(DataBaseHelper.SL_ID, ((ListEntry)getListAdapter().getItem(mLastRowSelected)).id);</text:p>
      <text:p text:style-name="P3"><text:s text:c="16"/>startActivityForResult(i, EDIT_ITEM);</text:p>
      <text:p text:style-name="P3"><text:s text:c="16"/>return true;</text:p>
      <text:p text:style-name="P3"><text:s text:c="12"/>default:</text:p>
      <text:p text:style-name="P3"><text:s text:c="16"/>return super.onContextItemSelected(item);</text:p>
      <text:p text:style-name="P3"><text:s text:c="8"/>}</text:p>
      <text:p text:style-name="P3"><text:s text:c="4"/>}</text:p>
      <text:p text:style-name="P2"/>
      <text:p text:style-name="P2"><text:s text:c="4"/>@Override</text:p>
      <text:p text:style-name="P2"><text:s text:c="4"/>public boolean onOptionsItemSelected(MenuItem item) {</text:p>
      <text:p text:style-name="P2"><text:s text:c="8"/>// Handle item selection</text:p>
      <text:p text:style-name="P2"><text:s text:c="8"/>switch (item.getItemId()) {</text:p>
      <text:p text:style-name="P2"><text:s text:c="12"/>case R.id.new_item:</text:p>
      <text:p text:style-name="P2"><text:s text:c="16"/>Intent intent = new Intent (this,ItemActivity.class);</text:p>
      <text:p text:style-name="P2"><text:s text:c="16"/>startActivityForResult(intent, NEW_ITEM);</text:p>
      <text:p text:style-name="P2"><text:s text:c="16"/>return true;</text:p>
      <text:p text:style-name="P2"><text:soft-page-break/><text:s text:c="12"/>default:</text:p>
      <text:p text:style-name="P2"><text:s text:c="16"/>return super.onOptionsItemSelected(item);</text:p>
      <text:p text:style-name="P2"><text:s text:c="8"/>}</text:p>
      <text:p text:style-name="P2"><text:s text:c="4"/>}</text:p>
      <text:p text:style-name="P2"/>
      <text:p text:style-name="P2"><text:s text:c="4"/>@Override</text:p>
      <text:p text:style-name="P2"><text:s text:c="5"/>protected void onListItemClick(ListView l, View v, int position, long id) {</text:p>
      <text:p text:style-name="P2"><text:s text:c="8"/>Intent i = new Intent(this, ItemActivity.class);</text:p>
      <text:p text:style-name="P2"><text:s text:c="8"/>int rowId = (Integer)v.findViewById(R.id.row_importance).getTag();</text:p>
      <text:p text:style-name="P2"><text:s text:c="8"/>i.putExtra(DataBaseHelper.SL_ID, rowId);</text:p>
      <text:p text:style-name="P2"><text:s text:c="8"/>i.putExtra("action", SHOW_ITEM);</text:p>
      <text:p text:style-name="P2"><text:s text:c="8"/>startActivityForResult(i, SHOW_ITEM);</text:p>
      <text:p text:style-name="P2"><text:s text:c="4"/>}</text:p>
      <text:p text:style-name="P2"/>
      <text:p text:style-name="P2"/>
      <text:p text:style-name="P2"><text:s text:c="4"/>@Override</text:p>
      <text:p text:style-name="P2"><text:s text:c="5"/>protected void onActivityResult(int requestCode, int resultCode, Intent data) {</text:p>
      <text:p text:style-name="P2"><text:s text:c="8"/>super.onActivityResult(requestCode, resultCode, data);</text:p>
      <text:p text:style-name="P2"><text:s text:c="8"/>if (requestCode == EDIT_ITEM || requestCode == NEW_ITEM){</text:p>
      <text:p text:style-name="P2"><text:s text:c="12"/>if (resultCode == Activity.RESULT_OK){</text:p>
      <text:p text:style-name="P2"><text:s text:c="16"/>try {</text:p>
      <text:p text:style-name="P2"><text:s text:c="20"/>fillData();</text:p>
      <text:p text:style-name="P2"><text:s text:c="16"/>} catch (SQLException e) {</text:p>
      <text:p text:style-name="P2"><text:s text:c="20"/>e.printStackTrace();</text:p>
      <text:p text:style-name="P2"><text:s text:c="20"/>showMessage(R.string.dataError);</text:p>
      <text:p text:style-name="P2"><text:s text:c="16"/>}</text:p>
      <text:p text:style-name="P2"><text:s text:c="12"/>}</text:p>
      <text:p text:style-name="P2"><text:s text:c="8"/>}</text:p>
      <text:p text:style-name="P2"><text:s text:c="4"/>}</text:p>
      <text:p text:style-name="P2"/>
      <text:p text:style-name="P4">private class TaskAdapter extends ArrayAdapter&lt;ListEntry&gt; {</text:p>
      <text:p text:style-name="P2"><text:s text:c="3"/></text:p>
      <text:p text:style-name="P5">//clase interna</text:p>
      <text:p text:style-name="P5"><text:s/>private class ListEntry {</text:p>
      <text:p text:style-name="P5"><text:s text:c="8"/>int id;</text:p>
      <text:p text:style-name="P5"><text:s text:c="8"/>String task;</text:p>
      <text:p text:style-name="P5"><text:s text:c="8"/>String place;</text:p>
      <text:p text:style-name="P5"><text:s text:c="8"/>int importance;</text:p>
      <text:p text:style-name="P5"><text:s text:c="4"/>}</text:p>
      <text:p text:style-name="P2"/>
      <text:p text:style-name="P2"><text:s text:c="3"/>private LayoutInflater mInflater;</text:p>
      <text:p text:style-name="P2"><text:s text:c="3"/>private List&lt;ListEntry&gt; mObjects;</text:p>
      <text:p text:style-name="P2"/>
      <text:p text:style-name="P2"><text:s text:c="2"/>private TaskAdapter(Context context, int resource, List&lt;ListEntry&gt; objects, LayoutInflater mInflater) {</text:p>
      <text:p text:style-name="P2"><text:s text:c="12"/>super(context, resource, objects);</text:p>
      <text:p text:style-name="P2"><text:s text:c="12"/>this.mInflater = mInflater;</text:p>
      <text:p text:style-name="P2"><text:s text:c="12"/>this.mObjects = objects;</text:p>
      <text:p text:style-name="P2"><text:s text:c="8"/>}</text:p>
      <text:p text:style-name="P2"/>
      <text:p text:style-name="P2"><text:s text:c="8"/>@Override</text:p>
      <text:p text:style-name="P2"><text:s text:c="8"/>public View getView(int position, View convertView, ViewGroup parent) {</text:p>
      <text:p text:style-name="P2"><text:s text:c="12"/>ListEntry listEntry = mObjects.get(position);</text:p>
      <text:p text:style-name="P2"><text:s text:c="12"/>// obtenciÃ³n de la vista de la lÃ­nea de la tabla</text:p>
      <text:p text:style-name="P2"><text:s text:c="12"/>View row = mInflater.inflate(R.layout.row_list, null);</text:p>
      <text:p text:style-name="P2"><text:s text:c="12"/>//rellenamos datos</text:p>
      <text:p text:style-name="P2"><text:s text:c="12"/>TextView place = (TextView) row.findViewById(R.id.row_place);</text:p>
      <text:p text:style-name="P2"><text:s text:c="12"/>TextView item = (TextView) row.findViewById(R.id.row_item);</text:p>
      <text:p text:style-name="P2"><text:s text:c="12"/>place.setText(listEntry.place);</text:p>
      <text:p text:style-name="P2"><text:s text:c="12"/>item.setText(listEntry.task);</text:p>
      <text:p text:style-name="P2"/>
      <text:p text:style-name="P2"><text:s text:c="12"/>// dependiendo de la importancia, se muestran distintos iconos</text:p>
      <text:p text:style-name="P2"><text:s text:c="12"/>ImageView icon = (ImageView) row.findViewById(R.id.row_importance);</text:p>
      <text:p text:style-name="P2"><text:s text:c="12"/>icon.setTag(listEntry.id);</text:p>
      <text:p text:style-name="P2"><text:s text:c="12"/>switch (listEntry.importance) {</text:p>
      <text:p text:style-name="P2"><text:s text:c="16"/>case 1:</text:p>
      <text:p text:style-name="P2"><text:s text:c="20"/>icon.setImageResource(R.drawable.ic_green);</text:p>
      <text:p text:style-name="P2"><text:s text:c="20"/>break;</text:p>
      <text:p text:style-name="P2"><text:s text:c="16"/>case 2:</text:p>
      <text:p text:style-name="P2"><text:s text:c="20"/>icon.setImageResource(R.drawable.ic_yellow);</text:p>
      <text:p text:style-name="P2"><text:s text:c="20"/>break;</text:p>
      <text:p text:style-name="P2"><text:s text:c="16"/>default:</text:p>
      <text:p text:style-name="P2"><text:s text:c="20"/>icon.setImageResource(R.drawable.ic_red);</text:p>
      <text:p text:style-name="P2"><text:s text:c="20"/>break;</text:p>
      <text:p text:style-name="P2"><text:s text:c="12"/>}</text:p>
      <text:p text:style-name="P2"><text:s text:c="12"/>return row;</text:p>
      <text:p text:style-name="P2"><text:s text:c="8"/>}</text:p>
      <text:p text:style-name="P2"><text:s text:c="4"/>}</text:p>
      <text:p text:style-name="P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urier New1" svg:font-family="'Courier New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NSimSun" style:font-size-asian="10pt" style:font-name-complex="Liberation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1-18T21:57:28.037000000</meta:creation-date>
    <meta:print-date>2020-01-16T14:14:01.50</meta:print-date>
    <dc:date>2020-01-16T14:16:22.93</dc:date>
    <meta:editing-duration>PT2H52M25S</meta:editing-duration>
    <meta:editing-cycles>5</meta:editing-cycles>
    <meta:generator>OpenOffice/4.1.6$Win32 OpenOffice.org_project/416m1$Build-9790</meta:generator>
    <meta:printed-by>alorenzo lorenzo</meta:printed-by>
    <meta:document-statistic meta:table-count="0" meta:image-count="0" meta:object-count="0" meta:page-count="5" meta:paragraph-count="359" meta:word-count="1158" meta:character-count="14622"/>
    <dc:creator>alorenzo lorenzo</dc:creator>
  </office:meta>
</office:document-meta>
</file>